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DFont+F11" svg:font-family="CIDFont+F1"/>
    <style:font-face style:name="CIDFont+F21" svg:font-family="CIDFont+F2"/>
    <style:font-face style:name="CIDFont+F31" svg:font-family="CIDFont+F3"/>
    <style:font-face style:name="CIDFont+F1" svg:font-family="CIDFont+F1" style:font-pitch="variable"/>
    <style:font-face style:name="CIDFont+F2" svg:font-family="CIDFont+F2" style:font-pitch="variable"/>
    <style:font-face style:name="CIDFont+F3" svg:font-family="CIDFont+F3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77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style:font-name="CIDFont+F11" fo:font-size="21.8999996185303pt" style:font-size-asian="21.8999996185303pt" style:font-name-complex="CIDFont+F11" style:font-size-complex="21.8999996185303pt"/>
    </style:style>
    <style:style style:name="T2" style:family="text">
      <style:text-properties fo:color="#000000" style:font-name="CIDFont+F21" fo:font-size="21.8999996185303pt" style:font-size-asian="21.8999996185303pt" style:font-name-complex="CIDFont+F21" style:font-size-complex="21.8999996185303pt"/>
    </style:style>
    <style:style style:name="T3" style:family="text">
      <style:text-properties fo:color="#000000" style:font-name="CIDFont+F31" fo:font-size="21.8999996185303pt" style:font-size-asian="21.8999996185303pt" style:font-name-complex="CIDFont+F31" style:font-size-complex="21.8999996185303pt"/>
    </style:style>
    <style:style style:name="T4" style:family="text">
      <style:text-properties fo:color="#000000" style:font-name="CIDFont+F31" fo:font-size="14pt" style:font-size-asian="14pt" style:font-name-complex="CIDFont+F3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893cm" svg:height="0.903cm" svg:x="7.595cm" svg:y="2.542cm">
          <draw:text-box>
            <text:p text:style-name="P1"><text:span text:style-name="T1">Coursera Capstone <text:s/></text:span></text:p>
          </draw:text-box>
        </draw:frame>
        <draw:frame draw:style-name="gr1" draw:text-style-name="P2" draw:layer="layout" svg:width="0.772cm" svg:height="0.903cm" svg:x="10.795cm" svg:y="3.80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336cm" svg:height="0.903cm" svg:x="4.737cm" svg:y="5.091cm">
          <draw:text-box>
            <text:p text:style-name="P1"><text:span text:style-name="T1">IBM Applied Data Science Capstone <text:s/></text:span></text:p>
          </draw:text-box>
        </draw:frame>
        <draw:frame draw:style-name="gr1" draw:text-style-name="P2" draw:layer="layout" svg:width="0.772cm" svg:height="0.903cm" svg:x="10.795cm" svg:y="6.3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8.705cm" svg:height="0.903cm" svg:x="2.578cm" svg:y="7.588cm">
          <draw:text-box>
            <text:p text:style-name="P1"><text:span text:style-name="T1">Opening a New Shopping Mall in Kuala Lumpur, </text:span></text:p>
          </draw:text-box>
        </draw:frame>
        <draw:frame draw:style-name="gr1" draw:text-style-name="P2" draw:layer="layout" svg:width="3.63cm" svg:height="0.903cm" svg:x="9.284cm" svg:y="8.545cm">
          <draw:text-box>
            <text:p text:style-name="P1"><text:span text:style-name="T1">Malaysia </text:span></text:p>
          </draw:text-box>
        </draw:frame>
        <draw:frame draw:style-name="gr1" draw:text-style-name="P2" draw:layer="layout" svg:width="0.772cm" svg:height="0.903cm" svg:x="10.795cm" svg:y="9.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72cm" svg:height="0.903cm" svg:x="10.795cm" svg:y="12.27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903cm" svg:x="10.795cm" svg:y="13.52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903cm" svg:x="10.795cm" svg:y="14.76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903cm" svg:x="10.795cm" svg:y="16.01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903cm" svg:x="10.795cm" svg:y="17.25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903cm" svg:x="10.795cm" svg:y="18.5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903cm" svg:x="10.795cm" svg:y="19.7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903cm" svg:x="10.795cm" svg:y="20.99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903cm" svg:x="10.795cm" svg:y="22.2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903cm" svg:x="10.795cm" svg:y="23.4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93cm" svg:height="0.581cm" svg:x="2.54cm" svg:y="24.71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753cm" svg:height="0.903cm" svg:x="8.537cm" svg:y="11.03cm">
          <draw:text-box>
            <text:p text:style-name="P1"><text:span text:style-name="T3">By: - Ankit Sharma <text:s/></text:span></text:p>
          </draw:text-box>
        </draw:frame>
      </draw:page>
      <draw:page draw:name="page2" draw:style-name="dp1" draw:master-page-name="master-page28">
        <draw:frame draw:style-name="gr1" draw:text-style-name="P2" draw:layer="layout" svg:width="4.959cm" svg:height="0.903cm" svg:x="2.54cm" svg:y="2.538cm">
          <draw:text-box>
            <text:p text:style-name="P1"><text:span text:style-name="T3">Introduction </text:span></text:p>
          </draw:text-box>
        </draw:frame>
        <draw:frame draw:style-name="gr2" draw:text-style-name="P3" draw:layer="layout" svg:width="21.283cm" svg:height="0.581cm" svg:x="2.54cm" svg:y="3.775cm">
          <draw:text-box>
            <text:p text:style-name="P1"><text:span text:style-name="T4">For <text:s/>many <text:s/>shoppers, <text:s/>visiting <text:s/>shopping <text:s/>malls <text:s/>is <text:s/>a <text:s/>great <text:s/>way <text:s/>to <text:s/>relax <text:s/>and <text:s/>enjoy </text:span></text:p>
          </draw:text-box>
        </draw:frame>
        <draw:frame draw:style-name="gr2" draw:text-style-name="P3" draw:layer="layout" svg:width="20.584cm" svg:height="0.581cm" svg:x="2.54cm" svg:y="4.388cm">
          <draw:text-box>
            <text:p text:style-name="P1"><text:span text:style-name="T4">themselves during weekends and holidays. They can do grocery shopping, dine at </text:span></text:p>
          </draw:text-box>
        </draw:frame>
        <draw:frame draw:style-name="gr2" draw:text-style-name="P3" draw:layer="layout" svg:width="20.623cm" svg:height="0.581cm" svg:x="2.54cm" svg:y="5.002cm">
          <draw:text-box>
            <text:p text:style-name="P1"><text:span text:style-name="T4">restaurants, shop at the various fashion outlets, watch movies and perform <text:s/>many </text:span></text:p>
          </draw:text-box>
        </draw:frame>
        <draw:frame draw:style-name="gr2" draw:text-style-name="P3" draw:layer="layout" svg:width="21.308cm" svg:height="0.581cm" svg:x="2.54cm" svg:y="5.612cm">
          <draw:text-box>
            <text:p text:style-name="P1"><text:span text:style-name="T4">more <text:s/>activities. <text:s/>Shopping <text:s/>malls <text:s/>are <text:s/>like <text:s/>a <text:s/>one-stop <text:s/>destination <text:s/>for <text:s/>all <text:s/>types <text:s/>of </text:span></text:p>
          </draw:text-box>
        </draw:frame>
        <draw:frame draw:style-name="gr2" draw:text-style-name="P3" draw:layer="layout" svg:width="21.554cm" svg:height="0.581cm" svg:x="2.54cm" svg:y="6.226cm">
          <draw:text-box>
            <text:p text:style-name="P1"><text:span text:style-name="T4">shoppers. For retailers, the central location and the large crowd at the shopping malls </text:span></text:p>
          </draw:text-box>
        </draw:frame>
        <draw:frame draw:style-name="gr2" draw:text-style-name="P3" draw:layer="layout" svg:width="21.266cm" svg:height="0.581cm" svg:x="2.54cm" svg:y="6.839cm">
          <draw:text-box>
            <text:p text:style-name="P1"><text:span text:style-name="T4">provides a great distribution channel to market their products and services. Property </text:span></text:p>
          </draw:text-box>
        </draw:frame>
        <draw:frame draw:style-name="gr2" draw:text-style-name="P3" draw:layer="layout" svg:width="20.775cm" svg:height="0.581cm" svg:x="2.54cm" svg:y="7.453cm">
          <draw:text-box>
            <text:p text:style-name="P1"><text:span text:style-name="T4">developers are also taking advantage of this trend to build more shopping malls to </text:span></text:p>
          </draw:text-box>
        </draw:frame>
        <draw:frame draw:style-name="gr2" draw:text-style-name="P3" draw:layer="layout" svg:width="21.067cm" svg:height="0.581cm" svg:x="2.54cm" svg:y="8.067cm">
          <draw:text-box>
            <text:p text:style-name="P1"><text:span text:style-name="T4">cater to the demand. As a result, there are many shopping malls in the city of Kuala </text:span></text:p>
          </draw:text-box>
        </draw:frame>
        <draw:frame draw:style-name="gr2" draw:text-style-name="P3" draw:layer="layout" svg:width="20.22cm" svg:height="0.581cm" svg:x="2.54cm" svg:y="8.677cm">
          <draw:text-box>
            <text:p text:style-name="P1"><text:span text:style-name="T4">Lumpur and many more are being built. Opening shopping malls allows property </text:span></text:p>
          </draw:text-box>
        </draw:frame>
        <draw:frame draw:style-name="gr2" draw:text-style-name="P3" draw:layer="layout" svg:width="21.016cm" svg:height="0.581cm" svg:x="2.54cm" svg:y="9.291cm">
          <draw:text-box>
            <text:p text:style-name="P1"><text:span text:style-name="T4">developers <text:s/>to <text:s/>earn <text:s/>consistent <text:s/>rental <text:s/>income. <text:s/>Of <text:s/>course, <text:s/>as <text:s/>with <text:s/>any <text:s/>business </text:span></text:p>
          </draw:text-box>
        </draw:frame>
        <draw:frame draw:style-name="gr2" draw:text-style-name="P3" draw:layer="layout" svg:width="20.369cm" svg:height="0.581cm" svg:x="2.54cm" svg:y="9.904cm">
          <draw:text-box>
            <text:p text:style-name="P1"><text:span text:style-name="T4">decision, opening a new shopping mall requires serious consideration and is a lot </text:span></text:p>
          </draw:text-box>
        </draw:frame>
        <draw:frame draw:style-name="gr2" draw:text-style-name="P3" draw:layer="layout" svg:width="20.373cm" svg:height="0.581cm" svg:x="2.54cm" svg:y="10.518cm">
          <draw:text-box>
            <text:p text:style-name="P1"><text:span text:style-name="T4">more complicated than it seems. Particularly, the location of the shopping mall is </text:span></text:p>
          </draw:text-box>
        </draw:frame>
        <draw:frame draw:style-name="gr2" draw:text-style-name="P3" draw:layer="layout" svg:width="20.623cm" svg:height="0.581cm" svg:x="2.54cm" svg:y="11.128cm">
          <draw:text-box>
            <text:p text:style-name="P1"><text:span text:style-name="T4">one of the most important decisions that will determine whether the mall will be a </text:span></text:p>
          </draw:text-box>
        </draw:frame>
        <draw:frame draw:style-name="gr2" draw:text-style-name="P3" draw:layer="layout" svg:width="5.112cm" svg:height="0.581cm" svg:x="2.54cm" svg:y="11.737cm">
          <draw:text-box>
            <text:p text:style-name="P1"><text:span text:style-name="T4">success or a failure. </text:span></text:p>
          </draw:text-box>
        </draw:frame>
        <draw:frame draw:style-name="gr1" draw:text-style-name="P2" draw:layer="layout" svg:width="7.106cm" svg:height="0.903cm" svg:x="2.54cm" svg:y="12.647cm">
          <draw:text-box>
            <text:p text:style-name="P1"><text:span text:style-name="T3">Business Problem </text:span></text:p>
          </draw:text-box>
        </draw:frame>
        <draw:frame draw:style-name="gr2" draw:text-style-name="P3" draw:layer="layout" svg:width="20.703cm" svg:height="0.581cm" svg:x="2.54cm" svg:y="13.884cm">
          <draw:text-box>
            <text:p text:style-name="P1"><text:span text:style-name="T4">The objective of this capstone project is to analyse and select the best locations in </text:span></text:p>
          </draw:text-box>
        </draw:frame>
        <draw:frame draw:style-name="gr2" draw:text-style-name="P3" draw:layer="layout" svg:width="21.084cm" svg:height="0.581cm" svg:x="2.54cm" svg:y="14.498cm">
          <draw:text-box>
            <text:p text:style-name="P1"><text:span text:style-name="T4">the city of Kuala Lumpur, Malaysia to open a new shopping mall. Using data science </text:span></text:p>
          </draw:text-box>
        </draw:frame>
        <draw:frame draw:style-name="gr2" draw:text-style-name="P3" draw:layer="layout" svg:width="20.614cm" svg:height="0.581cm" svg:x="2.54cm" svg:y="15.107cm">
          <draw:text-box>
            <text:p text:style-name="P1"><text:span text:style-name="T4">methodology and machine learning techniques like clustering, this project aims to </text:span></text:p>
          </draw:text-box>
        </draw:frame>
        <draw:frame draw:style-name="gr2" draw:text-style-name="P3" draw:layer="layout" svg:width="21.211cm" svg:height="0.581cm" svg:x="2.54cm" svg:y="15.721cm">
          <draw:text-box>
            <text:p text:style-name="P1"><text:span text:style-name="T4">provide <text:s/>solutions to <text:s/>answer <text:s/>the business <text:s/>question: <text:s/>In the <text:s/>city <text:s/>of <text:s/>Kuala <text:s/>Lumpur, </text:span></text:p>
          </draw:text-box>
        </draw:frame>
        <draw:frame draw:style-name="gr2" draw:text-style-name="P3" draw:layer="layout" svg:width="20.043cm" svg:height="0.581cm" svg:x="2.54cm" svg:y="16.335cm">
          <draw:text-box>
            <text:p text:style-name="P1"><text:span text:style-name="T4">Malaysia, if a property developer is looking to open a new shopping mall, where </text:span></text:p>
          </draw:text-box>
        </draw:frame>
        <draw:frame draw:style-name="gr2" draw:text-style-name="P3" draw:layer="layout" svg:width="10.412cm" svg:height="0.581cm" svg:x="2.54cm" svg:y="16.944cm">
          <draw:text-box>
            <text:p text:style-name="P1"><text:span text:style-name="T4">would you recommend that they open it? </text:span></text:p>
          </draw:text-box>
        </draw:frame>
        <draw:frame draw:style-name="gr1" draw:text-style-name="P2" draw:layer="layout" svg:width="12.241cm" svg:height="0.903cm" svg:x="2.54cm" svg:y="17.85cm">
          <draw:text-box>
            <text:p text:style-name="P1"><text:span text:style-name="T3">Target Audience of this project </text:span></text:p>
          </draw:text-box>
        </draw:frame>
        <draw:frame draw:style-name="gr2" draw:text-style-name="P3" draw:layer="layout" svg:width="20.216cm" svg:height="0.581cm" svg:x="2.54cm" svg:y="19.087cm">
          <draw:text-box>
            <text:p text:style-name="P1"><text:span text:style-name="T4">This project is particularly useful to property developers and investors looking to </text:span></text:p>
          </draw:text-box>
        </draw:frame>
        <draw:frame draw:style-name="gr2" draw:text-style-name="P3" draw:layer="layout" svg:width="21.49cm" svg:height="0.581cm" svg:x="2.54cm" svg:y="19.7cm">
          <draw:text-box>
            <text:p text:style-name="P1"><text:span text:style-name="T4">open <text:s/>or <text:s/>invest <text:s/>in <text:s/>new <text:s/>shopping <text:s/>malls <text:s/>in <text:s/>the <text:s/>capital <text:s/>city <text:s/>of <text:s/>Malaysia <text:s/>i.e. <text:s/>Kuala </text:span></text:p>
          </draw:text-box>
        </draw:frame>
        <draw:frame draw:style-name="gr2" draw:text-style-name="P3" draw:layer="layout" svg:width="20.419cm" svg:height="0.581cm" svg:x="2.54cm" svg:y="20.314cm">
          <draw:text-box>
            <text:p text:style-name="P1"><text:span text:style-name="T4">Lumpur. This project is timely as the city is currently suffering from oversupply of </text:span></text:p>
          </draw:text-box>
        </draw:frame>
        <draw:frame draw:style-name="gr2" draw:text-style-name="P3" draw:layer="layout" svg:width="20.529cm" svg:height="0.581cm" svg:x="2.54cm" svg:y="20.928cm">
          <draw:text-box>
            <text:p text:style-name="P1"><text:span text:style-name="T4">shopping <text:s/>malls. <text:s/>Data <text:s/>from <text:s/>the <text:s/>National <text:s/>Property <text:s/>Information <text:s/>Centre <text:s/>(NAPIC) </text:span></text:p>
          </draw:text-box>
        </draw:frame>
        <draw:frame draw:style-name="gr2" draw:text-style-name="P3" draw:layer="layout" svg:width="20.462cm" svg:height="0.581cm" svg:x="2.54cm" svg:y="21.538cm">
          <draw:text-box>
            <text:p text:style-name="P1"><text:span text:style-name="T4">released last year showed that an additional 15 per cent will be added to existing </text:span></text:p>
          </draw:text-box>
        </draw:frame>
        <draw:frame draw:style-name="gr2" draw:text-style-name="P3" draw:layer="layout" svg:width="21.732cm" svg:height="0.581cm" svg:x="2.54cm" svg:y="22.151cm">
          <draw:text-box>
            <text:p text:style-name="P1"><text:span text:style-name="T4">mall space, and the agency predicted that total occupancy may dip below 86 per cent. </text:span></text:p>
          </draw:text-box>
        </draw:frame>
        <draw:frame draw:style-name="gr2" draw:text-style-name="P3" draw:layer="layout" svg:width="20.513cm" svg:height="0.581cm" svg:x="2.54cm" svg:y="22.765cm">
          <draw:text-box>
            <text:p text:style-name="P1"><text:span text:style-name="T4">The local newspaper The Malay Mail also reported in March last year that the true </text:span></text:p>
          </draw:text-box>
        </draw:frame>
        <draw:frame draw:style-name="gr2" draw:text-style-name="P3" draw:layer="layout" svg:width="20.102cm" svg:height="0.581cm" svg:x="2.54cm" svg:y="23.379cm">
          <draw:text-box>
            <text:p text:style-name="P1"><text:span text:style-name="T4">occupancy rates in malls may be as low as 40 per cent in some areas, quoting a </text:span></text:p>
          </draw:text-box>
        </draw:frame>
        <draw:frame draw:style-name="gr2" draw:text-style-name="P3" draw:layer="layout" svg:width="21.194cm" svg:height="0.581cm" svg:x="2.54cm" svg:y="23.993cm">
          <draw:text-box>
            <text:p text:style-name="P1"><text:span text:style-name="T4">Financial <text:s/>Times <text:s/>(FT) <text:s/>article <text:s/>cataloguing <text:s/>the <text:s/>country's <text:s/>continued <text:s/>obsession <text:s/>with </text:span></text:p>
          </draw:text-box>
        </draw:frame>
        <draw:frame draw:style-name="gr2" draw:text-style-name="P3" draw:layer="layout" svg:width="14.637cm" svg:height="0.581cm" svg:x="2.54cm" svg:y="24.598cm">
          <draw:text-box>
            <text:p text:style-name="P1"><text:span text:style-name="T4">building more shopping space despite chronic oversupply.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2.834cm" svg:height="0.903cm" svg:x="2.54cm" svg:y="2.538cm">
          <draw:text-box>
            <text:p text:style-name="P1"><text:span text:style-name="T3">3 Data </text:span></text:p>
          </draw:text-box>
        </draw:frame>
        <draw:frame draw:style-name="gr2" draw:text-style-name="P3" draw:layer="layout" svg:width="13.608cm" svg:height="0.581cm" svg:x="2.54cm" svg:y="3.77cm">
          <draw:text-box>
            <text:p text:style-name="P1"><text:span text:style-name="T4">To solve the problem, we will need the following data: </text:span></text:p>
          </draw:text-box>
        </draw:frame>
        <draw:frame draw:style-name="gr2" draw:text-style-name="P3" draw:layer="layout" svg:width="19.946cm" svg:height="0.581cm" svg:x="2.54cm" svg:y="4.672cm">
          <draw:text-box>
            <text:p text:style-name="P1"><text:span text:style-name="T4">• </text:span><text:span text:style-name="T4">List of neighbourhoods in Kuala Lumpur. This defines the scope of this project </text:span></text:p>
          </draw:text-box>
        </draw:frame>
        <draw:frame draw:style-name="gr2" draw:text-style-name="P3" draw:layer="layout" svg:width="19.657cm" svg:height="0.581cm" svg:x="2.54cm" svg:y="5.282cm">
          <draw:text-box>
            <text:p text:style-name="P1"><text:span text:style-name="T4">which is confined to the city of Kuala Lumpur, the capital city of the country of </text:span></text:p>
          </draw:text-box>
        </draw:frame>
        <draw:frame draw:style-name="gr2" draw:text-style-name="P3" draw:layer="layout" svg:width="7.118cm" svg:height="0.581cm" svg:x="2.54cm" svg:y="5.891cm">
          <draw:text-box>
            <text:p text:style-name="P1"><text:span text:style-name="T4">Malaysia in South East Asia. </text:span></text:p>
          </draw:text-box>
        </draw:frame>
        <draw:frame draw:style-name="gr2" draw:text-style-name="P3" draw:layer="layout" svg:width="20.377cm" svg:height="0.581cm" svg:x="2.54cm" svg:y="6.793cm">
          <draw:text-box>
            <text:p text:style-name="P1"><text:span text:style-name="T4">• </text:span><text:span text:style-name="T4">Latitude and longitude coordinates of those neighbourhoods. This is required in </text:span></text:p>
          </draw:text-box>
        </draw:frame>
        <draw:frame draw:style-name="gr2" draw:text-style-name="P3" draw:layer="layout" svg:width="13.443cm" svg:height="0.581cm" svg:x="2.54cm" svg:y="7.398cm">
          <draw:text-box>
            <text:p text:style-name="P1"><text:span text:style-name="T4">order to plot the map and also to get the venue data. </text:span></text:p>
          </draw:text-box>
        </draw:frame>
        <draw:frame draw:style-name="gr2" draw:text-style-name="P3" draw:layer="layout" svg:width="20.466cm" svg:height="0.581cm" svg:x="2.54cm" svg:y="8.3cm">
          <draw:text-box>
            <text:p text:style-name="P1"><text:span text:style-name="T4">• </text:span><text:span text:style-name="T4">Venue data, particularly data related to shopping malls. We will use this data to </text:span></text:p>
          </draw:text-box>
        </draw:frame>
        <draw:frame draw:style-name="gr2" draw:text-style-name="P3" draw:layer="layout" svg:width="10.822cm" svg:height="0.581cm" svg:x="2.54cm" svg:y="8.91cm">
          <draw:text-box>
            <text:p text:style-name="P1"><text:span text:style-name="T4">perform clustering on the neighbourhoods. </text:span></text:p>
          </draw:text-box>
        </draw:frame>
        <draw:frame draw:style-name="gr2" draw:text-style-name="P3" draw:layer="layout" svg:width="2.127cm" svg:height="0.581cm" svg:x="2.54cm" svg:y="9.807cm">
          <draw:text-box>
            <text:p text:style-name="P1"><text:span text:style-name="T4">Sources </text:span></text:p>
          </draw:text-box>
        </draw:frame>
        <draw:frame draw:style-name="gr2" draw:text-style-name="P3" draw:layer="layout" svg:width="0.637cm" svg:height="0.581cm" svg:x="4.576cm" svg:y="9.807cm">
          <draw:text-box>
            <text:p text:style-name="P1"><text:span text:style-name="T4">of </text:span></text:p>
          </draw:text-box>
        </draw:frame>
        <draw:frame draw:style-name="gr2" draw:text-style-name="P3" draw:layer="layout" svg:width="1.276cm" svg:height="0.581cm" svg:x="5.463cm" svg:y="9.807cm">
          <draw:text-box>
            <text:p text:style-name="P1"><text:span text:style-name="T4">data </text:span></text:p>
          </draw:text-box>
        </draw:frame>
        <draw:frame draw:style-name="gr2" draw:text-style-name="P3" draw:layer="layout" svg:width="1.09cm" svg:height="0.581cm" svg:x="6.76cm" svg:y="9.807cm">
          <draw:text-box>
            <text:p text:style-name="P1"><text:span text:style-name="T4">and </text:span></text:p>
          </draw:text-box>
        </draw:frame>
        <draw:frame draw:style-name="gr2" draw:text-style-name="P3" draw:layer="layout" svg:width="2.33cm" svg:height="0.581cm" svg:x="7.948cm" svg:y="9.807cm">
          <draw:text-box>
            <text:p text:style-name="P1"><text:span text:style-name="T4">methods </text:span></text:p>
          </draw:text-box>
        </draw:frame>
        <draw:frame draw:style-name="gr2" draw:text-style-name="P3" draw:layer="layout" svg:width="0.658cm" svg:height="0.581cm" svg:x="10.093cm" svg:y="9.807cm">
          <draw:text-box>
            <text:p text:style-name="P1"><text:span text:style-name="T4">to </text:span></text:p>
          </draw:text-box>
        </draw:frame>
        <draw:frame draw:style-name="gr2" draw:text-style-name="P3" draw:layer="layout" svg:width="1.924cm" svg:height="0.581cm" svg:x="10.952cm" svg:y="9.807cm">
          <draw:text-box>
            <text:p text:style-name="P1"><text:span text:style-name="T4">extract </text:span></text:p>
          </draw:text-box>
        </draw:frame>
        <draw:frame draw:style-name="gr2" draw:text-style-name="P3" draw:layer="layout" svg:width="1.454cm" svg:height="0.581cm" svg:x="12.767cm" svg:y="9.807cm">
          <draw:text-box>
            <text:p text:style-name="P1"><text:span text:style-name="T4">them </text:span></text:p>
          </draw:text-box>
        </draw:frame>
        <draw:frame draw:style-name="gr2" draw:text-style-name="P3" draw:layer="layout" svg:width="1.17cm" svg:height="0.581cm" svg:x="14.225cm" svg:y="9.807cm">
          <draw:text-box>
            <text:p text:style-name="P1"><text:span text:style-name="T4">This </text:span></text:p>
          </draw:text-box>
        </draw:frame>
        <draw:frame draw:style-name="gr2" draw:text-style-name="P3" draw:layer="layout" svg:width="2.593cm" svg:height="0.581cm" svg:x="15.578cm" svg:y="9.807cm">
          <draw:text-box>
            <text:p text:style-name="P1"><text:span text:style-name="T4">Wikipedia </text:span></text:p>
          </draw:text-box>
        </draw:frame>
        <draw:frame draw:style-name="gr2" draw:text-style-name="P3" draw:layer="layout" svg:width="1.395cm" svg:height="0.581cm" svg:x="18.109cm" svg:y="9.807cm">
          <draw:text-box>
            <text:p text:style-name="P1"><text:span text:style-name="T4">page </text:span></text:p>
          </draw:text-box>
        </draw:frame>
        <draw:frame draw:style-name="gr2" draw:text-style-name="P3" draw:layer="layout" svg:width="20.28cm" svg:height="0.581cm" svg:x="2.54cm" svg:y="10.421cm">
          <draw:text-box>
            <text:p text:style-name="P1"><text:span text:style-name="T4">(https://en.wikipedia.org/wiki/Category:Suburbs_in_Kuala_Lumpur) contains a list </text:span></text:p>
          </draw:text-box>
        </draw:frame>
        <draw:frame draw:style-name="gr2" draw:text-style-name="P3" draw:layer="layout" svg:width="20.855cm" svg:height="0.581cm" svg:x="2.54cm" svg:y="11.035cm">
          <draw:text-box>
            <text:p text:style-name="P1"><text:span text:style-name="T4">of neighbourhoods in Kuala Lumpur, with a total of 70 neighbourhoods. We will use </text:span></text:p>
          </draw:text-box>
        </draw:frame>
        <draw:frame draw:style-name="gr2" draw:text-style-name="P3" draw:layer="layout" svg:width="20.999cm" svg:height="0.581cm" svg:x="2.54cm" svg:y="11.644cm">
          <draw:text-box>
            <text:p text:style-name="P1"><text:span text:style-name="T4">web scraping techniques to extract the data from the Wikipedia page, with the help </text:span></text:p>
          </draw:text-box>
        </draw:frame>
        <draw:frame draw:style-name="gr2" draw:text-style-name="P3" draw:layer="layout" svg:width="20.682cm" svg:height="0.581cm" svg:x="2.54cm" svg:y="12.258cm">
          <draw:text-box>
            <text:p text:style-name="P1"><text:span text:style-name="T4">of Python requests and beautifulsoup packages. Then we will get the geographical </text:span></text:p>
          </draw:text-box>
        </draw:frame>
        <draw:frame draw:style-name="gr2" draw:text-style-name="P3" draw:layer="layout" svg:width="20.809cm" svg:height="0.581cm" svg:x="2.54cm" svg:y="12.872cm">
          <draw:text-box>
            <text:p text:style-name="P1"><text:span text:style-name="T4">coordinates of the neighbourhoods using Python Geocoder package which will give </text:span></text:p>
          </draw:text-box>
        </draw:frame>
        <draw:frame draw:style-name="gr2" draw:text-style-name="P3" draw:layer="layout" svg:width="16.343cm" svg:height="0.581cm" svg:x="2.54cm" svg:y="13.482cm">
          <draw:text-box>
            <text:p text:style-name="P1"><text:span text:style-name="T4">us the latitude and longitude coordinates of the neighbourhoods. </text:span></text:p>
          </draw:text-box>
        </draw:frame>
        <draw:frame draw:style-name="gr2" draw:text-style-name="P3" draw:layer="layout" svg:width="1.374cm" svg:height="0.581cm" svg:x="2.54cm" svg:y="14.379cm">
          <draw:text-box>
            <text:p text:style-name="P1"><text:span text:style-name="T4">After </text:span></text:p>
          </draw:text-box>
        </draw:frame>
        <draw:frame draw:style-name="gr2" draw:text-style-name="P3" draw:layer="layout" svg:width="1.323cm" svg:height="0.581cm" svg:x="3.917cm" svg:y="14.379cm">
          <draw:text-box>
            <text:p text:style-name="P1"><text:span text:style-name="T4">that, </text:span></text:p>
          </draw:text-box>
        </draw:frame>
        <draw:frame draw:style-name="gr2" draw:text-style-name="P3" draw:layer="layout" svg:width="0.87cm" svg:height="0.581cm" svg:x="5.121cm" svg:y="14.379cm">
          <draw:text-box>
            <text:p text:style-name="P1"><text:span text:style-name="T4">we </text:span></text:p>
          </draw:text-box>
        </draw:frame>
        <draw:frame draw:style-name="gr2" draw:text-style-name="P3" draw:layer="layout" svg:width="0.984cm" svg:height="0.581cm" svg:x="6.029cm" svg:y="14.379cm">
          <draw:text-box>
            <text:p text:style-name="P1"><text:span text:style-name="T4">will </text:span></text:p>
          </draw:text-box>
        </draw:frame>
        <draw:frame draw:style-name="gr2" draw:text-style-name="P3" draw:layer="layout" svg:width="1.035cm" svg:height="0.581cm" svg:x="7.13cm" svg:y="14.379cm">
          <draw:text-box>
            <text:p text:style-name="P1"><text:span text:style-name="T4">use </text:span></text:p>
          </draw:text-box>
        </draw:frame>
        <draw:frame draw:style-name="gr2" draw:text-style-name="P3" draw:layer="layout" svg:width="2.961cm" svg:height="0.581cm" svg:x="8.129cm" svg:y="14.379cm">
          <draw:text-box>
            <text:p text:style-name="P1"><text:span text:style-name="T4">Foursquare </text:span></text:p>
          </draw:text-box>
        </draw:frame>
        <draw:frame draw:style-name="gr2" draw:text-style-name="P3" draw:layer="layout" svg:width="0.946cm" svg:height="0.581cm" svg:x="10.681cm" svg:y="14.379cm">
          <draw:text-box>
            <text:p text:style-name="P1"><text:span text:style-name="T4">API </text:span></text:p>
          </draw:text-box>
        </draw:frame>
        <draw:frame draw:style-name="gr2" draw:text-style-name="P3" draw:layer="layout" svg:width="0.658cm" svg:height="0.581cm" svg:x="11.809cm" svg:y="14.379cm">
          <draw:text-box>
            <text:p text:style-name="P1"><text:span text:style-name="T4">to </text:span></text:p>
          </draw:text-box>
        </draw:frame>
        <draw:frame draw:style-name="gr2" draw:text-style-name="P3" draw:layer="layout" svg:width="0.971cm" svg:height="0.581cm" svg:x="12.535cm" svg:y="14.379cm">
          <draw:text-box>
            <text:p text:style-name="P1"><text:span text:style-name="T4">get </text:span></text:p>
          </draw:text-box>
        </draw:frame>
        <draw:frame draw:style-name="gr2" draw:text-style-name="P3" draw:layer="layout" svg:width="0.971cm" svg:height="0.581cm" svg:x="13.47cm" svg:y="14.379cm">
          <draw:text-box>
            <text:p text:style-name="P1"><text:span text:style-name="T4">the </text:span></text:p>
          </draw:text-box>
        </draw:frame>
        <draw:frame draw:style-name="gr2" draw:text-style-name="P3" draw:layer="layout" svg:width="1.687cm" svg:height="0.581cm" svg:x="14.41cm" svg:y="14.379cm">
          <draw:text-box>
            <text:p text:style-name="P1"><text:span text:style-name="T4">venue </text:span></text:p>
          </draw:text-box>
        </draw:frame>
        <draw:frame draw:style-name="gr2" draw:text-style-name="P3" draw:layer="layout" svg:width="1.276cm" svg:height="0.581cm" svg:x="15.925cm" svg:y="14.379cm">
          <draw:text-box>
            <text:p text:style-name="P1"><text:span text:style-name="T4">data </text:span></text:p>
          </draw:text-box>
        </draw:frame>
        <draw:frame draw:style-name="gr2" draw:text-style-name="P3" draw:layer="layout" svg:width="0.84cm" svg:height="0.581cm" svg:x="17.083cm" svg:y="14.379cm">
          <draw:text-box>
            <text:p text:style-name="P1"><text:span text:style-name="T4">for </text:span></text:p>
          </draw:text-box>
        </draw:frame>
        <draw:frame draw:style-name="gr2" draw:text-style-name="P3" draw:layer="layout" svg:width="1.534cm" svg:height="0.581cm" svg:x="17.995cm" svg:y="14.379cm">
          <draw:text-box>
            <text:p text:style-name="P1"><text:span text:style-name="T4">those </text:span></text:p>
          </draw:text-box>
        </draw:frame>
        <draw:frame draw:style-name="gr2" draw:text-style-name="P3" draw:layer="layout" svg:width="21.046cm" svg:height="0.581cm" svg:x="2.54cm" svg:y="14.993cm">
          <draw:text-box>
            <text:p text:style-name="P1"><text:span text:style-name="T4">neighbourhoods. Foursquare has one of the largest database of 105+ million places </text:span></text:p>
          </draw:text-box>
        </draw:frame>
        <draw:frame draw:style-name="gr2" draw:text-style-name="P3" draw:layer="layout" svg:width="10.259cm" svg:height="0.581cm" svg:x="2.54cm" svg:y="15.602cm">
          <draw:text-box>
            <text:p text:style-name="P1"><text:span text:style-name="T4">and is used by over 125,000 developers. </text:span></text:p>
          </draw:text-box>
        </draw:frame>
        <draw:frame draw:style-name="gr2" draw:text-style-name="P3" draw:layer="layout" svg:width="20.754cm" svg:height="0.581cm" svg:x="2.54cm" svg:y="16.5cm">
          <draw:text-box>
            <text:p text:style-name="P1"><text:span text:style-name="T4">Foursquare API will provide many categories of the venue data, we are particularly </text:span></text:p>
          </draw:text-box>
        </draw:frame>
        <draw:frame draw:style-name="gr2" draw:text-style-name="P3" draw:layer="layout" svg:width="20.369cm" svg:height="0.581cm" svg:x="2.54cm" svg:y="17.114cm">
          <draw:text-box>
            <text:p text:style-name="P1"><text:span text:style-name="T4">interested in the Shopping Mall category in order to help us to solve the business </text:span></text:p>
          </draw:text-box>
        </draw:frame>
        <draw:frame draw:style-name="gr2" draw:text-style-name="P3" draw:layer="layout" svg:width="21.224cm" svg:height="0.581cm" svg:x="2.54cm" svg:y="17.728cm">
          <draw:text-box>
            <text:p text:style-name="P1"><text:span text:style-name="T4">problem put forward. This is a project that will make use of many data science skills, </text:span></text:p>
          </draw:text-box>
        </draw:frame>
        <draw:frame draw:style-name="gr2" draw:text-style-name="P3" draw:layer="layout" svg:width="20.661cm" svg:height="0.581cm" svg:x="2.54cm" svg:y="18.337cm">
          <draw:text-box>
            <text:p text:style-name="P1"><text:span text:style-name="T4">from web scraping (Wikipedia), working with API (Foursquare), data cleaning, data </text:span></text:p>
          </draw:text-box>
        </draw:frame>
        <draw:frame draw:style-name="gr2" draw:text-style-name="P3" draw:layer="layout" svg:width="2.762cm" svg:height="0.581cm" svg:x="2.54cm" svg:y="18.951cm">
          <draw:text-box>
            <text:p text:style-name="P1"><text:span text:style-name="T4">wrangling, </text:span></text:p>
          </draw:text-box>
        </draw:frame>
        <draw:frame draw:style-name="gr2" draw:text-style-name="P3" draw:layer="layout" svg:width="0.658cm" svg:height="0.581cm" svg:x="4.986cm" svg:y="18.951cm">
          <draw:text-box>
            <text:p text:style-name="P1"><text:span text:style-name="T4">to </text:span></text:p>
          </draw:text-box>
        </draw:frame>
        <draw:frame draw:style-name="gr2" draw:text-style-name="P3" draw:layer="layout" svg:width="2.288cm" svg:height="0.581cm" svg:x="5.691cm" svg:y="18.951cm">
          <draw:text-box>
            <text:p text:style-name="P1"><text:span text:style-name="T4">machine </text:span></text:p>
          </draw:text-box>
        </draw:frame>
        <draw:frame draw:style-name="gr2" draw:text-style-name="P3" draw:layer="layout" svg:width="2.191cm" svg:height="0.581cm" svg:x="7.684cm" svg:y="18.951cm">
          <draw:text-box>
            <text:p text:style-name="P1"><text:span text:style-name="T4">learning </text:span></text:p>
          </draw:text-box>
        </draw:frame>
        <draw:frame draw:style-name="gr2" draw:text-style-name="P3" draw:layer="layout" svg:width="2.521cm" svg:height="0.581cm" svg:x="9.614cm" svg:y="18.951cm">
          <draw:text-box>
            <text:p text:style-name="P1"><text:span text:style-name="T4">(K-means </text:span></text:p>
          </draw:text-box>
        </draw:frame>
        <draw:frame draw:style-name="gr2" draw:text-style-name="P3" draw:layer="layout" svg:width="2.804cm" svg:height="0.581cm" svg:x="11.89cm" svg:y="18.951cm">
          <draw:text-box>
            <text:p text:style-name="P1"><text:span text:style-name="T4">clustering) </text:span></text:p>
          </draw:text-box>
        </draw:frame>
        <draw:frame draw:style-name="gr2" draw:text-style-name="P3" draw:layer="layout" svg:width="1.09cm" svg:height="0.581cm" svg:x="14.318cm" svg:y="18.951cm">
          <draw:text-box>
            <text:p text:style-name="P1"><text:span text:style-name="T4">and </text:span></text:p>
          </draw:text-box>
        </draw:frame>
        <draw:frame draw:style-name="gr2" draw:text-style-name="P3" draw:layer="layout" svg:width="1.259cm" svg:height="0.581cm" svg:x="15.349cm" svg:y="18.951cm">
          <draw:text-box>
            <text:p text:style-name="P1"><text:span text:style-name="T4">map </text:span></text:p>
          </draw:text-box>
        </draw:frame>
        <draw:frame draw:style-name="gr2" draw:text-style-name="P3" draw:layer="layout" svg:width="3.262cm" svg:height="0.581cm" svg:x="16.515cm" svg:y="18.951cm">
          <draw:text-box>
            <text:p text:style-name="P1"><text:span text:style-name="T4">visualization </text:span></text:p>
          </draw:text-box>
        </draw:frame>
        <draw:frame draw:style-name="gr2" draw:text-style-name="P3" draw:layer="layout" svg:width="20.055cm" svg:height="0.581cm" svg:x="2.54cm" svg:y="19.565cm">
          <draw:text-box>
            <text:p text:style-name="P1"><text:span text:style-name="T4">(Folium). In the next section, we will present the Methodology section where we </text:span></text:p>
          </draw:text-box>
        </draw:frame>
        <draw:frame draw:style-name="gr2" draw:text-style-name="P3" draw:layer="layout" svg:width="20.894cm" svg:height="0.581cm" svg:x="2.54cm" svg:y="20.179cm">
          <draw:text-box>
            <text:p text:style-name="P1"><text:span text:style-name="T4">will <text:s/>discuss <text:s/>the steps taken in <text:s/>this project, the data analysis that <text:s/>we did <text:s/>and the </text:span></text:p>
          </draw:text-box>
        </draw:frame>
        <draw:frame draw:style-name="gr2" draw:text-style-name="P3" draw:layer="layout" svg:width="10.894cm" svg:height="0.581cm" svg:x="2.54cm" svg:y="20.788cm">
          <draw:text-box>
            <text:p text:style-name="P1"><text:span text:style-name="T4">machine learning technique that was used. </text:span></text:p>
          </draw:text-box>
        </draw:frame>
        <draw:frame draw:style-name="gr2" draw:text-style-name="P3" draw:layer="layout" svg:width="0.493cm" svg:height="0.581cm" svg:x="2.54cm" svg:y="21.682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DFont+F11" svg:font-family="CIDFont+F1"/>
    <style:font-face style:name="CIDFont+F21" svg:font-family="CIDFont+F2"/>
    <style:font-face style:name="CIDFont+F31" svg:font-family="CIDFont+F3"/>
    <style:font-face style:name="CIDFont+F1" svg:font-family="CIDFont+F1" style:font-pitch="variable"/>
    <style:font-face style:name="CIDFont+F2" svg:font-family="CIDFont+F2" style:font-pitch="variable"/>
    <style:font-face style:name="CIDFont+F3" svg:font-family="CIDFont+F3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9T00:26:33.637729397</dc:date>
    <meta:editing-duration>PT48S</meta:editing-duration>
    <meta:editing-cycles>1</meta:editing-cycles>
    <meta:document-statistic meta:object-count="111"/>
    <meta:generator>LibreOffice/6.2.6.2$Linux_X86_64 LibreOffice_project/20$Build-2</meta:generator>
  </office:meta>
</office:document-meta>
</file>